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4.3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" fo:font-size="11pt" fo:font-weight="bold" officeooo:rsid="000e07af" officeooo:paragraph-rsid="000e07af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2pt" fo:font-weight="bold" officeooo:rsid="000e07af" officeooo:paragraph-rsid="000e07af" style:font-size-asian="1.75pt" style:font-weight-asian="bold" style:font-size-complex="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13pt" fo:font-weight="bold" officeooo:rsid="000e07af" officeooo:paragraph-rsid="000e07a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13pt" fo:font-weight="bold" officeooo:rsid="00556357" officeooo:paragraph-rsid="00556357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1pt" officeooo:rsid="00518af3" officeooo:paragraph-rsid="00518af3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1pt" officeooo:rsid="00540667" officeooo:paragraph-rsid="0054066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rsid="00555a19" officeooo:paragraph-rsid="00555a19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1pt" officeooo:rsid="004dc9d5" officeooo:paragraph-rsid="004dc9d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1pt" officeooo:rsid="004dc9d5" officeooo:paragraph-rsid="003f5133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55928b" officeooo:paragraph-rsid="0055928b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568cb6" officeooo:paragraph-rsid="00568cb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1pt" officeooo:rsid="000e07af" officeooo:paragraph-rsid="000e07a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1pt" officeooo:rsid="004a118c" officeooo:paragraph-rsid="004a118c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1pt" officeooo:rsid="004d1093" officeooo:paragraph-rsid="004d109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0fcff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4a2eb3" officeooo:paragraph-rsid="004a2eb3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39138d" officeooo:paragraph-rsid="0039138d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515162" officeooo:paragraph-rsid="00515162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37323b" officeooo:paragraph-rsid="0037323b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dc9d5" officeooo:paragraph-rsid="00568cb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dc9d5" officeooo:paragraph-rsid="004dc9d5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68cb6" officeooo:paragraph-rsid="00568cb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285bd" officeooo:paragraph-rsid="004285b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a2eb3" officeooo:paragraph-rsid="004a2eb3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3bffa" officeooo:paragraph-rsid="0043bffa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9138d" officeooo:paragraph-rsid="00449114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f5133" officeooo:paragraph-rsid="003f5133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4dc9d5" officeooo:paragraph-rsid="004dc9d5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9138d" officeooo:paragraph-rsid="0039138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568cb6" officeooo:paragraph-rsid="00568cb6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rsid="004d1093" officeooo:paragraph-rsid="004d1093"/>
    </style:style>
    <style:style style:name="P32" style:family="paragraph" style:parent-style-name="Table_20_Heading">
      <style:text-properties style:font-name="Noto Sans" fo:font-size="11pt" officeooo:rsid="000e07af" officeooo:paragraph-rsid="000e07af" style:font-size-asian="11pt" style:font-size-complex="11pt"/>
    </style:style>
    <style:style style:name="P33" style:family="paragraph" style:parent-style-name="Table_20_Heading">
      <style:text-properties style:font-name="Noto Sans" fo:font-size="11pt" officeooo:rsid="004d1093" officeooo:paragraph-rsid="004d1093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11pt" officeooo:rsid="00597cfa" officeooo:paragraph-rsid="00597cfa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97cfa" officeooo:paragraph-rsid="00597cfa" style:font-size-asian="11pt" style:font-weight-asian="bold" style:font-size-complex="11pt" style:font-weight-complex="bold"/>
    </style:style>
    <style:style style:name="T1" style:family="text">
      <style:text-properties officeooo:rsid="0037323b"/>
    </style:style>
    <style:style style:name="T2" style:family="text">
      <style:text-properties officeooo:rsid="00409e22"/>
    </style:style>
    <style:style style:name="T3" style:family="text">
      <style:text-properties officeooo:rsid="0048b53f"/>
    </style:style>
    <style:style style:name="T4" style:family="text">
      <style:text-properties style:font-name="Noto Sans" fo:font-size="11pt" style:font-size-asian="11pt" style:font-size-complex="11pt"/>
    </style:style>
    <style:style style:name="T5" style:family="text">
      <style:text-properties style:font-name="Noto Sans" fo:font-size="11pt" officeooo:rsid="003adcdc" style:font-size-asian="11pt" style:font-size-complex="11pt"/>
    </style:style>
    <style:style style:name="T6" style:family="text">
      <style:text-properties style:font-name="Noto Sans" fo:font-size="11pt" officeooo:rsid="00555a19" style:font-size-asian="11pt" style:font-size-complex="11pt"/>
    </style:style>
    <style:style style:name="T7" style:family="text">
      <style:text-properties officeooo:rsid="004a2eb3"/>
    </style:style>
    <style:style style:name="T8" style:family="text">
      <style:text-properties officeooo:rsid="004d1093"/>
    </style:style>
    <style:style style:name="T9" style:family="text">
      <style:text-properties officeooo:rsid="004fb5f5"/>
    </style:style>
    <style:style style:name="T10" style:family="text">
      <style:text-properties officeooo:rsid="00555a19"/>
    </style:style>
    <style:style style:name="T11" style:family="text">
      <style:text-properties officeooo:rsid="0055928b"/>
    </style:style>
    <style:style style:name="T12" style:family="text">
      <style:text-properties officeooo:rsid="00568cb6"/>
    </style:style>
    <style:style style:name="T13" style:family="text">
      <style:text-properties officeooo:rsid="00597c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<text:s/>Spring 2019</text:span> – STAT 201-0<text:span text:style-name="T8">1</text:span> Schedule</text:p>
      <text:p text:style-name="P4">(Subject to change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2">Week</text:p>
            </table:table-cell>
            <table:table-cell table:style-name="Table1.A1" office:value-type="string">
              <text:p text:style-name="P32">Date</text:p>
            </table:table-cell>
            <table:table-cell table:style-name="Table1.A1" office:value-type="string">
              <text:p text:style-name="P33">Sections</text:p>
            </table:table-cell>
            <table:table-cell table:style-name="Table1.D1" office:value-type="string">
              <text:p text:style-name="P32">Topics</text:p>
            </table:table-cell>
          </table:table-row>
        </table:table-header-rows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1/14</text:p>
          </table:table-cell>
          <table:table-cell table:style-name="Table1.A2" office:value-type="string">
            <text:p text:style-name="P14">1.1,<text:span text:style-name="T12"> 1.2</text:span></text:p>
          </table:table-cell>
          <table:table-cell table:style-name="Table1.D2" office:value-type="string">
            <text:p text:style-name="P14"><text:span text:style-name="T9">Introduction to </text:span>Statistics and <text:span text:style-name="T9">D</text:span>ata</text:p>
            <text:p text:style-name="P8">Intro<text:span text:style-name="T9">duction</text:span> to R and RStudio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>1/21</text:p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23"><text:span text:style-name="T7">Martin Luther King, Jr.</text:span> Day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1/28</text:p>
          </table:table-cell>
          <table:table-cell table:style-name="Table1.A2" office:value-type="string">
            <text:p text:style-name="P6">2.1, 2.2</text:p>
          </table:table-cell>
          <table:table-cell table:style-name="Table1.D2" office:value-type="string">
            <text:p text:style-name="P5">Introduction to <text:span text:style-name="T10">P</text:span>robability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2/4</text:p>
          </table:table-cell>
          <table:table-cell table:style-name="Table1.A2" office:value-type="string">
            <text:p text:style-name="P14">2.<text:span text:style-name="T12">2, 1.3 – 1.5</text:span></text:p>
          </table:table-cell>
          <table:table-cell table:style-name="Table1.D2" office:value-type="string">
            <text:p text:style-name="P31"><text:span text:style-name="T6">More </text:span><text:span text:style-name="T5">P</text:span><text:span text:style-name="T4">robability, </text:span><text:span text:style-name="T6">Sampling methods and Types of Studies</text:span>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2/11</text:p>
          </table:table-cell>
          <table:table-cell table:style-name="Table1.A2" office:value-type="string">
            <text:p text:style-name="P14">1.6, <text:span text:style-name="T10">1.7</text:span></text:p>
          </table:table-cell>
          <table:table-cell table:style-name="Table1.D2" office:value-type="string">
            <text:p text:style-name="P14">Examining <text:span text:style-name="T10">and Summarizing Data</text:span></text:p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6">2/18</text:p>
          </table:table-cell>
          <table:table-cell table:style-name="Table1.A2" office:value-type="string">
            <text:p text:style-name="P8">2.4, 3.1, 3.3</text:p>
          </table:table-cell>
          <table:table-cell table:style-name="Table1.D2" office:value-type="string">
            <text:p text:style-name="P8">Random <text:span text:style-name="T11">V</text:span>ariables, <text:span text:style-name="T12">Distributions and Measures of Relative Standing</text:span></text:p>
          </table:table-cell>
        </table:table-row>
        <table:table-row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16">2/25</text:p>
          </table:table-cell>
          <table:table-cell table:style-name="Table1.A2" office:value-type="string">
            <text:p text:style-name="P11">3.1, 3.4</text:p>
          </table:table-cell>
          <table:table-cell table:style-name="Table1.D2" office:value-type="string">
            <text:p text:style-name="P10">Normal and Binomials Distributions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6">3/4</text:p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24">Spring Break</text:p>
          </table:table-cell>
        </table:table-row>
        <table:table-row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6">3/11</text:p>
          </table:table-cell>
          <table:table-cell table:style-name="Table1.A2" office:value-type="string">
            <text:p text:style-name="P11">4.1, 4.2, 4.4</text:p>
          </table:table-cell>
          <table:table-cell table:style-name="Table1.D2" office:value-type="string">
            <text:p text:style-name="P30">Central Limit Theorem and Confidence Intervals</text:p>
            <text:p text:style-name="P20">Midterm <text:span text:style-name="T12">Review</text:span></text:p>
          </table:table-cell>
        </table:table-row>
        <table:table-row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6">3/18</text:p>
          </table:table-cell>
          <table:table-cell table:style-name="Table1.A2" office:value-type="string">
            <text:p text:style-name="P28"/>
          </table:table-cell>
          <table:table-cell table:style-name="Table1.D2" office:value-type="string">
            <text:p text:style-name="P22">Midterm</text:p>
          </table:table-cell>
        </table:table-row>
        <table:table-row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16">3/25</text:p>
          </table:table-cell>
          <table:table-cell table:style-name="Table1.A2" office:value-type="string">
            <text:p text:style-name="P8">4.3</text:p>
          </table:table-cell>
          <table:table-cell table:style-name="Table1.D2" office:value-type="string">
            <text:p text:style-name="P8">Hypothesis testing</text:p>
            <text:p text:style-name="P8">Sample size/power calculations</text:p>
          </table:table-cell>
        </table:table-row>
        <table:table-row>
          <table:table-cell table:style-name="Table1.A2" office:value-type="string">
            <text:p text:style-name="P34">10</text:p>
          </table:table-cell>
          <table:table-cell table:style-name="Table1.A2" office:value-type="string">
            <text:p text:style-name="P34">4/1</text:p>
          </table:table-cell>
          <table:table-cell table:style-name="Table1.A2" office:value-type="string">
            <text:p text:style-name="P34"/>
          </table:table-cell>
          <table:table-cell table:style-name="Table1.D2" office:value-type="string">
            <text:p text:style-name="P35">Cancelled</text:p>
          </table:table-cell>
        </table:table-row>
        <table:table-row>
          <table:table-cell table:style-name="Table1.A2" office:value-type="string">
            <text:p text:style-name="P19">1<text:span text:style-name="T13">1</text:span></text:p>
          </table:table-cell>
          <table:table-cell table:style-name="Table1.A2" office:value-type="string">
            <text:p text:style-name="P16">4/<text:span text:style-name="T13">8</text:span></text:p>
          </table:table-cell>
          <table:table-cell table:style-name="Table1.A2" office:value-type="string">
            <text:p text:style-name="P8">5.1 – 5.3</text:p>
          </table:table-cell>
          <table:table-cell table:style-name="Table1.D2" office:value-type="string">
            <text:p text:style-name="P8">Inference for numeric data</text:p>
          </table:table-cell>
        </table:table-row>
        <table:table-row>
          <table:table-cell table:style-name="Table1.A2" office:value-type="string">
            <text:p text:style-name="P15">1<text:span text:style-name="T13">2</text:span></text:p>
          </table:table-cell>
          <table:table-cell table:style-name="Table1.A2" office:value-type="string">
            <text:p text:style-name="P16">4/<text:span text:style-name="T13">15</text:span></text:p>
          </table:table-cell>
          <table:table-cell table:style-name="Table1.A2" office:value-type="string">
            <text:p text:style-name="P8">6.1 – 6.4</text:p>
          </table:table-cell>
          <table:table-cell table:style-name="Table1.D2" office:value-type="string">
            <text:p text:style-name="P8">Inference for categorical data</text:p>
          </table:table-cell>
        </table:table-row>
        <table:table-row>
          <table:table-cell table:style-name="Table1.A2" office:value-type="string">
            <text:p text:style-name="P15">1<text:span text:style-name="T13">3</text:span></text:p>
          </table:table-cell>
          <table:table-cell table:style-name="Table1.A2" office:value-type="string">
            <text:p text:style-name="P16">4/<text:span text:style-name="T13">22</text:span></text:p>
          </table:table-cell>
          <table:table-cell table:style-name="Table1.A2" office:value-type="string">
            <text:p text:style-name="P8">7.1, 7.2, 7.4</text:p>
          </table:table-cell>
          <table:table-cell table:style-name="Table1.D2" office:value-type="string">
            <text:p text:style-name="P9">Regression</text:p>
          </table:table-cell>
        </table:table-row>
        <table:table-row>
          <table:table-cell table:style-name="Table1.A2" office:value-type="string">
            <text:p text:style-name="P15">1<text:span text:style-name="T1">4</text:span></text:p>
          </table:table-cell>
          <table:table-cell table:style-name="Table1.A2" office:value-type="string">
            <text:p text:style-name="P16">4/29</text:p>
          </table:table-cell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26"><text:span text:style-name="T2">Final </text:span>review/<text:span text:style-name="T13">Presentations</text:span></text:p>
          </table:table-cell>
        </table:table-row>
        <table:table-row>
          <table:table-cell table:style-name="Table1.A2" office:value-type="string">
            <text:p text:style-name="P19">15</text:p>
          </table:table-cell>
          <table:table-cell table:style-name="Table1.A2" office:value-type="string">
            <text:p text:style-name="P16">5/6</text:p>
          </table:table-cell>
          <table:table-cell table:style-name="Table1.A2" office:value-type="string">
            <text:p text:style-name="P27"/>
          </table:table-cell>
          <table:table-cell table:style-name="Table1.D2" office:value-type="string">
            <text:p text:style-name="P21">Final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yne</meta:initial-creator>
    <meta:creation-date>2017-04-12T17:15:25.881970950</meta:creation-date>
    <dc:date>2019-04-08T15:40:30.208338697</dc:date>
    <meta:editing-duration>P12DT3H51M32S</meta:editing-duration>
    <meta:editing-cycles>28</meta:editing-cycles>
    <meta:generator>LibreOffice/5.1.6.2$Linux_X86_64 LibreOffice_project/10m0$Build-2</meta:generator>
    <meta:document-statistic meta:table-count="1" meta:image-count="0" meta:object-count="0" meta:page-count="1" meta:paragraph-count="69" meta:word-count="140" meta:character-count="801" meta:non-whitespace-character-count="725"/>
  </office:meta>
</office:document-meta>
</file>